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1.508cm" svg:y="1.381cm">
          <text:p text:style-name="P1">Configu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302cm" svg:x="11.795cm" svg:y="15.859cm">
          <text:p text:style-name="P1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5.986cm" svg:y="13.954cm">
          <text:p text:style-name="P1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429cm" svg:x="15.732cm" svg:y="18.907cm">
          <text:p text:style-name="P1">Firmw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53cm" svg:height="4.953cm" svg:x="15.097cm" svg:y="4.048cm">
          <text:p text:style-name="P1">Vie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033cm" svg:y="21.32cm">
          <text:p text:style-name="P1">Chas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.635cm" svg:y="11.033cm">
          <text:p text:style-name="P1">Sc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064cm" svg:x="1.762cm" svg:y="17.002cm"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683cm" svg:x="8.239cm" svg:y="1.762cm">
          <text:p text:style-name="P1">S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716cm" svg:height="14.859cm" svg:x="8.207cm" svg:y="11.54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3.937cm" svg:x="9.509cm" svg:y="6.588cm">
          <text:p text:style-name="P1">Impo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43:50</meta:creation-date>
    <dc:date>2012-12-04T09:55:16</dc:date>
    <meta:editing-duration>P0D</meta:editing-duration>
    <meta:editing-cycles>1</meta:editing-cycles>
    <meta:document-statistic meta:object-count="11"/>
    <meta:generator>LibreOffice/3.5$Linux_X86_64 LibreOffice_project/350m1$Build-2</meta:generator>
  </office:meta>
</office:document-meta>
</file>